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65cm"/>
    </style:style>
    <style:style style:name="co3" style:family="table-column">
      <style:table-column-properties fo:break-before="auto" style:column-width="4.9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ce4"/>
        <table:table-column table:style-name="co1" table:number-columns-repeated="2" table:default-cell-style-name="ce2"/>
        <table:table-column table:style-name="co1" table:default-cell-style-name="ce5"/>
        <table:table-column table:style-name="co1" table:number-columns-repeated="3" table:default-cell-style-name="ce2"/>
        <table:table-column table:style-name="co1" table:number-columns-repeated="1009" table:default-cell-style-name="Default"/>
        <table:table-row table:style-name="ro1">
          <table:table-cell table:style-name="Default" office:value-type="string" calcext:value-type="string">
            <text:p>Android Virtual Devices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9"/>
          <table:table-cell table:number-columns-repeated="1009"/>
        </table:table-row>
        <table:table-row table:style-name="ro1">
          <table:table-cell table:style-name="Default" office:value-type="string" calcext:value-type="string">
            <text:p>Stand 2015-02-08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9"/>
          <table:table-cell table:number-columns-repeated="1009"/>
        </table:table-row>
        <table:table-row table:style-name="ro1">
          <table:table-cell table:style-name="Default" office:value-type="string" calcext:value-type="string">
            <text:p>Sdk 24.0.2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9"/>
          <table:table-cell table:number-columns-repeated="1009"/>
        </table:table-row>
        <table:table-row table:style-name="ro1">
          <table:table-cell table:style-name="Default" office:value-type="string" calcext:value-type="string">
            <text:p>Build Tools 21.1.2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9"/>
          <table:table-cell table:number-columns-repeated="1009"/>
        </table:table-row>
        <table:table-row table:style-name="ro1">
          <table:table-cell table:style-name="Default" office:value-type="string" calcext:value-type="string">
            <text:p>Api Level 19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9"/>
          <table:table-cell table:number-columns-repeated="1009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9"/>
          <table:table-cell table:number-columns-repeated="1009"/>
        </table:table-row>
        <table:table-row table:style-name="ro1">
          <table:table-cell table:style-name="Default" office:value-type="string" calcext:value-type="string">
            <text:p>Gui Order → Position in der Dropdown Listbox der Avd Gui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9"/>
          <table:table-cell table:number-columns-repeated="1009"/>
        </table:table-row>
        <table:table-row table:style-name="ro1">
          <table:table-cell table:style-name="Default" office:value-type="string" calcext:value-type="string">
            <text:p>Id, Name, Oem, Tag → via `android avd list device`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9"/>
          <table:table-cell table:number-columns-repeated="1009"/>
        </table:table-row>
        <table:table-row table:style-name="ro1">
          <table:table-cell table:style-name="Default" office:value-type="string" calcext:value-type="string">
            <text:p>Inch, Dpi, Pixel H/V → Abgelesen aus der Dropdown Listbox der Avd Gui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9"/>
          <table:table-cell table:number-columns-repeated="1009"/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9"/>
          <table:table-cell table:number-columns-repeated="1009"/>
        </table:table-row>
        <table:table-row table:style-name="ro1">
          <table:table-cell table:style-name="ce1" office:value-type="string" calcext:value-type="string">
            <text:p>Gui Order</text:p>
          </table:table-cell>
          <table:table-cell table:style-name="ce1" office:value-type="string" calcext:value-type="string">
            <text:p>Id Num</text:p>
          </table:table-cell>
          <table:table-cell table:style-name="ce1" office:value-type="string" calcext:value-type="string">
            <text:p>Id Nam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em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Inch</text:p>
          </table:table-cell>
          <table:table-cell table:number-columns-repeated="2" table:style-name="ce1" office:value-type="string" calcext:value-type="string">
            <text:p>Dpi</text:p>
          </table:table-cell>
          <table:table-cell table:style-name="ce1" office:value-type="string" calcext:value-type="string">
            <text:p>Pixel H</text:p>
          </table:table-cell>
          <table:table-cell table:style-name="ce1" office:value-type="string" calcext:value-type="string">
            <text:p>Pixel V</text:p>
          </table:table-cell>
          <table:table-cell table:style-name="ce1" office:value-type="string" calcext:value-type="string">
            <text:p>Orientation</text:p>
          </table:table-cell>
          <table:table-cell table:style-name="ce1"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in WSVGA (Tablet)</text:p>
          </table:table-cell>
          <table:table-cell office:value-type="string" calcext:value-type="string">
            <text:p>7" WSVGA (Tablet)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7" calcext:value-type="float">
            <text:p>7,00</text:p>
          </table:table-cell>
          <table:table-cell office:value-type="string" calcext:value-type="string">
            <text:p>mdpi</text:p>
          </table:table-cell>
          <table:table-cell table:formula="of:=SQRT([.J13]*[.J13]+[.K13]*[.K13])/[.G13]" office:value-type="float" office:value="169.547777866865" calcext:value-type="float">
            <text:p>170</text:p>
          </table:table-cell>
          <table:table-cell office:value-type="float" office:value="1024" calcext:value-type="float">
            <text:p>1024</text:p>
          </table:table-cell>
          <table:table-cell office:value-type="float" office:value="600" calcext:value-type="float">
            <text:p>600</text:p>
          </table:table-cell>
          <table:table-cell table:formula="of:=IF([.J13]=[.K13]; &quot;Sqare&quot;; IF([.J13]&gt;[.K13];&quot;Landscape&quot;;&quot;Portrait&quot;))" office:value-type="string" office:string-value="Landscape" calcext:value-type="string">
            <text:p>Landscape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7in WXGA</text:p>
          </table:table-cell>
          <table:table-cell office:value-type="string" calcext:value-type="string">
            <text:p>4.7" WXGA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4.7" calcext:value-type="float">
            <text:p>4,70</text:p>
          </table:table-cell>
          <table:table-cell office:value-type="string" calcext:value-type="string">
            <text:p>xhdpi</text:p>
          </table:table-cell>
          <table:table-cell table:formula="of:=SQRT([.J14]*[.J14]+[.K14]*[.K14])/[.G14]" office:value-type="float" office:value="312.469102139333" calcext:value-type="float">
            <text:p>312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IF([.J14]=[.K14]; &quot;Sqare&quot;; IF([.J14]&gt;[.K14];&quot;Landscape&quot;;&quot;Portrait&quot;))" office:value-type="string" office:string-value="Landscape" calcext:value-type="string">
            <text:p>Landscape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v_720p</text:p>
          </table:table-cell>
          <table:table-cell office:value-type="string" calcext:value-type="string">
            <text:p>Android TV (720p)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android-tv</text:p>
          </table:table-cell>
          <table:table-cell/>
          <table:table-cell office:value-type="string" calcext:value-type="string">
            <text:p>tvdpi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IF([.J15]=[.K15]; &quot;Sqare&quot;; IF([.J15]&gt;[.K15];&quot;Landscape&quot;;&quot;Portrait&quot;))" office:value-type="string" office:string-value="Landscape" calcext:value-type="string">
            <text:p>Landscape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.1in WXGA (Tablet)</text:p>
          </table:table-cell>
          <table:table-cell office:value-type="string" calcext:value-type="string">
            <text:p>10.1" WXGA (Tablet)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10.1" calcext:value-type="float">
            <text:p>10,10</text:p>
          </table:table-cell>
          <table:table-cell office:value-type="string" calcext:value-type="string">
            <text:p>mdpi</text:p>
          </table:table-cell>
          <table:table-cell table:formula="of:=SQRT([.J16]*[.J16]+[.K16]*[.K16])/[.G16]" office:value-type="float" office:value="149.449206052382" calcext:value-type="float">
            <text:p>149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IF([.J16]=[.K16]; &quot;Sqare&quot;; IF([.J16]&gt;[.K16];&quot;Landscape&quot;;&quot;Portrait&quot;))" office:value-type="string" office:string-value="Landscape" calcext:value-type="string">
            <text:p>Landscape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v_1080p</text:p>
          </table:table-cell>
          <table:table-cell office:value-type="string" calcext:value-type="string">
            <text:p>Android TV (1080p)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android-tv</text:p>
          </table:table-cell>
          <table:table-cell/>
          <table:table-cell office:value-type="string" calcext:value-type="string">
            <text:p>xhdpi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IF([.J17]=[.K17]; &quot;Sqare&quot;; IF([.J17]&gt;[.K17];&quot;Landscape&quot;;&quot;Portrait&quot;))" office:value-type="string" office:string-value="Landscape" calcext:value-type="string">
            <text:p>Landscape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exus 9</text:p>
          </table:table-cell>
          <table:table-cell office:value-type="string" calcext:value-type="string">
            <text:p>Google</text:p>
          </table:table-cell>
          <table:table-cell/>
          <table:table-cell office:value-type="float" office:value="8.86" calcext:value-type="float">
            <text:p>8,86</text:p>
          </table:table-cell>
          <table:table-cell office:value-type="string" calcext:value-type="string">
            <text:p>xhdpi</text:p>
          </table:table-cell>
          <table:table-cell table:formula="of:=SQRT([.J18]*[.J18]+[.K18]*[.K18])/[.G18]" office:value-type="float" office:value="288.871345940102" calcext:value-type="float">
            <text:p>289</text:p>
          </table:table-cell>
          <table:table-cell office:value-type="float" office:value="2048" calcext:value-type="float">
            <text:p>2048</text:p>
          </table:table-cell>
          <table:table-cell office:value-type="float" office:value="1535" calcext:value-type="float">
            <text:p>1535</text:p>
          </table:table-cell>
          <table:table-cell table:formula="of:=IF([.J18]=[.K18]; &quot;Sqare&quot;; IF([.J18]&gt;[.K18];&quot;Landscape&quot;;&quot;Portrait&quot;))" office:value-type="string" office:string-value="Landscape" calcext:value-type="string">
            <text:p>Landscape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exus 10</text:p>
          </table:table-cell>
          <table:table-cell office:value-type="string" calcext:value-type="string">
            <text:p>Google</text:p>
          </table:table-cell>
          <table:table-cell/>
          <table:table-cell office:value-type="float" office:value="10.055" calcext:value-type="float">
            <text:p>10,06</text:p>
          </table:table-cell>
          <table:table-cell office:value-type="string" calcext:value-type="string">
            <text:p>xhdpi</text:p>
          </table:table-cell>
          <table:table-cell table:formula="of:=SQRT([.J19]*[.J19]+[.K19]*[.K19])/[.G19]" office:value-type="float" office:value="300.236097688524" calcext:value-type="float">
            <text:p>300</text:p>
          </table:table-cell>
          <table:table-cell office:value-type="float" office:value="2560" calcext:value-type="float">
            <text:p>2560</text:p>
          </table:table-cell>
          <table:table-cell office:value-type="float" office:value="1600" calcext:value-type="float">
            <text:p>1600</text:p>
          </table:table-cell>
          <table:table-cell table:formula="of:=IF([.J19]=[.K19]; &quot;Sqare&quot;; IF([.J19]&gt;[.K19];&quot;Landscape&quot;;&quot;Portrait&quot;))" office:value-type="string" office:string-value="Landscape" calcext:value-type="string">
            <text:p>Landscape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7in QVGA slider</text:p>
          </table:table-cell>
          <table:table-cell office:value-type="string" calcext:value-type="string">
            <text:p>2.7" QVGA slider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2.7" calcext:value-type="float">
            <text:p>2,70</text:p>
          </table:table-cell>
          <table:table-cell office:value-type="string" calcext:value-type="string">
            <text:p>ldpi</text:p>
          </table:table-cell>
          <table:table-cell table:formula="of:=SQRT([.J20]*[.J20]+[.K20]*[.K20])/[.G20]" office:value-type="float" office:value="148.148148148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table:formula="of:=IF([.J20]=[.K20]; &quot;Sqare&quot;; IF([.J20]&gt;[.K20];&quot;Landscape&quot;;&quot;Portrait&quot;))" office:value-type="string" office:string-value="Portrait" calcext:value-type="string">
            <text:p>Portrait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.7in QVGA</text:p>
          </table:table-cell>
          <table:table-cell office:value-type="string" calcext:value-type="string">
            <text:p>2.7" QVGA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2.7" calcext:value-type="float">
            <text:p>2,70</text:p>
          </table:table-cell>
          <table:table-cell office:value-type="string" calcext:value-type="string">
            <text:p>ldpi</text:p>
          </table:table-cell>
          <table:table-cell table:formula="of:=SQRT([.J21]*[.J21]+[.K21]*[.K21])/[.G21]" office:value-type="float" office:value="148.148148148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table:formula="of:=IF([.J21]=[.K21]; &quot;Sqare&quot;; IF([.J21]&gt;[.K21];&quot;Landscape&quot;;&quot;Portrait&quot;))" office:value-type="string" office:string-value="Portrait" calcext:value-type="string">
            <text:p>Portrait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.3in WQVGA</text:p>
          </table:table-cell>
          <table:table-cell office:value-type="string" calcext:value-type="string">
            <text:p>3.3" WQVGA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3.3" calcext:value-type="float">
            <text:p>3,30</text:p>
          </table:table-cell>
          <table:table-cell office:value-type="string" calcext:value-type="string">
            <text:p>ldpi</text:p>
          </table:table-cell>
          <table:table-cell table:formula="of:=SQRT([.J22]*[.J22]+[.K22]*[.K22])/[.G22]" office:value-type="float" office:value="141.356409572007" calcext:value-type="float">
            <text:p>141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table:formula="of:=IF([.J22]=[.K22]; &quot;Sqare&quot;; IF([.J22]&gt;[.K22];&quot;Landscape&quot;;&quot;Portrait&quot;))" office:value-type="string" office:string-value="Portrait" calcext:value-type="string">
            <text:p>Portrait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.4in WQVGA</text:p>
          </table:table-cell>
          <table:table-cell office:value-type="string" calcext:value-type="string">
            <text:p>3.4" WQVGA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3.4" calcext:value-type="float">
            <text:p>3,40</text:p>
          </table:table-cell>
          <table:table-cell office:value-type="string" calcext:value-type="string">
            <text:p>ldpi</text:p>
          </table:table-cell>
          <table:table-cell table:formula="of:=SQRT([.J23]*[.J23]+[.K23]*[.K23])/[.G23]" office:value-type="float" office:value="145.35007257864" calcext:value-type="float">
            <text:p>145</text:p>
          </table:table-cell>
          <table:table-cell office:value-type="float" office:value="240" calcext:value-type="float">
            <text:p>240</text:p>
          </table:table-cell>
          <table:table-cell office:value-type="float" office:value="432" calcext:value-type="float">
            <text:p>432</text:p>
          </table:table-cell>
          <table:table-cell table:formula="of:=IF([.J23]=[.K23]; &quot;Sqare&quot;; IF([.J23]&gt;[.K23];&quot;Landscape&quot;;&quot;Portrait&quot;))" office:value-type="string" office:string-value="Portrait" calcext:value-type="string">
            <text:p>Portrait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.2in QVGA (ADP2)</text:p>
          </table:table-cell>
          <table:table-cell office:value-type="string" calcext:value-type="string">
            <text:p>3.2" QVGA (ADP2)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3.2" calcext:value-type="float">
            <text:p>3,20</text:p>
          </table:table-cell>
          <table:table-cell office:value-type="string" calcext:value-type="string">
            <text:p>mdpi</text:p>
          </table:table-cell>
          <table:table-cell table:formula="of:=SQRT([.J24]*[.J24]+[.K24]*[.K24])/[.G24]" office:value-type="float" office:value="180.277563773199" calcext:value-type="float">
            <text:p>180</text:p>
          </table:table-cell>
          <table:table-cell office:value-type="float" office:value="320" calcext:value-type="float">
            <text:p>320</text:p>
          </table:table-cell>
          <table:table-cell office:value-type="float" office:value="480" calcext:value-type="float">
            <text:p>480</text:p>
          </table:table-cell>
          <table:table-cell table:formula="of:=IF([.J24]=[.K24]; &quot;Sqare&quot;; IF([.J24]&gt;[.K24];&quot;Landscape&quot;;&quot;Portrait&quot;))" office:value-type="string" office:string-value="Portrait" calcext:value-type="string">
            <text:p>Portrait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.2in HVGA slider (ADP1)</text:p>
          </table:table-cell>
          <table:table-cell office:value-type="string" calcext:value-type="string">
            <text:p>3.2" HVGA slider (ADP1)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3.2" calcext:value-type="float">
            <text:p>3,20</text:p>
          </table:table-cell>
          <table:table-cell office:value-type="string" calcext:value-type="string">
            <text:p>mdpi</text:p>
          </table:table-cell>
          <table:table-cell table:formula="of:=SQRT([.J25]*[.J25]+[.K25]*[.K25])/[.G25]" office:value-type="float" office:value="180.277563773199" calcext:value-type="float">
            <text:p>180</text:p>
          </table:table-cell>
          <table:table-cell office:value-type="float" office:value="320" calcext:value-type="float">
            <text:p>320</text:p>
          </table:table-cell>
          <table:table-cell office:value-type="float" office:value="480" calcext:value-type="float">
            <text:p>480</text:p>
          </table:table-cell>
          <table:table-cell table:formula="of:=IF([.J25]=[.K25]; &quot;Sqare&quot;; IF([.J25]&gt;[.K25];&quot;Landscape&quot;;&quot;Portrait&quot;))" office:value-type="string" office:string-value="Portrait" calcext:value-type="string">
            <text:p>Portrait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1in WVGA</text:p>
          </table:table-cell>
          <table:table-cell office:value-type="string" calcext:value-type="string">
            <text:p>5.1" WVGA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5.1" calcext:value-type="float">
            <text:p>5,10</text:p>
          </table:table-cell>
          <table:table-cell office:value-type="string" calcext:value-type="string">
            <text:p>mdpi</text:p>
          </table:table-cell>
          <table:table-cell table:formula="of:=SQRT([.J26]*[.J26]+[.K26]*[.K26])/[.G26]" office:value-type="float" office:value="182.931824152009" calcext:value-type="float">
            <text:p>183</text:p>
          </table:table-cell>
          <table:table-cell office:value-type="float" office:value="480" calcext:value-type="float">
            <text:p>480</text:p>
          </table:table-cell>
          <table:table-cell office:value-type="float" office:value="800" calcext:value-type="float">
            <text:p>800</text:p>
          </table:table-cell>
          <table:table-cell table:formula="of:=IF([.J26]=[.K26]; &quot;Sqare&quot;; IF([.J26]&gt;[.K26];&quot;Landscape&quot;;&quot;Portrait&quot;))" office:value-type="string" office:string-value="Portrait" calcext:value-type="string">
            <text:p>Portrait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exus S</text:p>
          </table:table-cell>
          <table:table-cell office:value-type="string" calcext:value-type="string">
            <text:p>Google</text:p>
          </table:table-cell>
          <table:table-cell/>
          <table:table-cell office:value-type="float" office:value="4" calcext:value-type="float">
            <text:p>4,00</text:p>
          </table:table-cell>
          <table:table-cell office:value-type="string" calcext:value-type="string">
            <text:p>hdpi</text:p>
          </table:table-cell>
          <table:table-cell table:formula="of:=SQRT([.J27]*[.J27]+[.K27]*[.K27])/[.G27]" office:value-type="float" office:value="233.238075793812" calcext:value-type="float">
            <text:p>233</text:p>
          </table:table-cell>
          <table:table-cell office:value-type="float" office:value="480" calcext:value-type="float">
            <text:p>480</text:p>
          </table:table-cell>
          <table:table-cell office:value-type="float" office:value="800" calcext:value-type="float">
            <text:p>800</text:p>
          </table:table-cell>
          <table:table-cell table:formula="of:=IF([.J27]=[.K27]; &quot;Sqare&quot;; IF([.J27]&gt;[.K27];&quot;Landscape&quot;;&quot;Portrait&quot;))" office:value-type="string" office:string-value="Portrait" calcext:value-type="string">
            <text:p>Portrait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in WVGA (Nexus S)</text:p>
          </table:table-cell>
          <table:table-cell office:value-type="string" calcext:value-type="string">
            <text:p>4" WVGA (Nexus S)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4" calcext:value-type="float">
            <text:p>4,00</text:p>
          </table:table-cell>
          <table:table-cell office:value-type="string" calcext:value-type="string">
            <text:p>hdpi</text:p>
          </table:table-cell>
          <table:table-cell table:formula="of:=SQRT([.J28]*[.J28]+[.K28]*[.K28])/[.G28]" office:value-type="float" office:value="233.238075793812" calcext:value-type="float">
            <text:p>233</text:p>
          </table:table-cell>
          <table:table-cell office:value-type="float" office:value="480" calcext:value-type="float">
            <text:p>480</text:p>
          </table:table-cell>
          <table:table-cell office:value-type="float" office:value="800" calcext:value-type="float">
            <text:p>800</text:p>
          </table:table-cell>
          <table:table-cell table:formula="of:=IF([.J28]=[.K28]; &quot;Sqare&quot;; IF([.J28]&gt;[.K28];&quot;Landscape&quot;;&quot;Portrait&quot;))" office:value-type="string" office:string-value="Portrait" calcext:value-type="string">
            <text:p>Portrait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exus One</text:p>
          </table:table-cell>
          <table:table-cell office:value-type="string" calcext:value-type="string">
            <text:p>Google</text:p>
          </table:table-cell>
          <table:table-cell/>
          <table:table-cell office:value-type="float" office:value="3.7" calcext:value-type="float">
            <text:p>3,70</text:p>
          </table:table-cell>
          <table:table-cell office:value-type="string" calcext:value-type="string">
            <text:p>hdpi</text:p>
          </table:table-cell>
          <table:table-cell table:formula="of:=SQRT([.J29]*[.J29]+[.K29]*[.K29])/[.G29]" office:value-type="float" office:value="252.149271128445" calcext:value-type="float">
            <text:p>252</text:p>
          </table:table-cell>
          <table:table-cell office:value-type="float" office:value="480" calcext:value-type="float">
            <text:p>480</text:p>
          </table:table-cell>
          <table:table-cell office:value-type="float" office:value="800" calcext:value-type="float">
            <text:p>800</text:p>
          </table:table-cell>
          <table:table-cell table:formula="of:=IF([.J29]=[.K29]; &quot;Sqare&quot;; IF([.J29]&gt;[.K29];&quot;Landscape&quot;;&quot;Portrait&quot;))" office:value-type="string" office:string-value="Portrait" calcext:value-type="string">
            <text:p>Portrait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.7in WVGA (Nexus One)</text:p>
          </table:table-cell>
          <table:table-cell office:value-type="string" calcext:value-type="string">
            <text:p>3.7" WVGA (Nexus One)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3.7" calcext:value-type="float">
            <text:p>3,70</text:p>
          </table:table-cell>
          <table:table-cell office:value-type="string" calcext:value-type="string">
            <text:p>hdpi</text:p>
          </table:table-cell>
          <table:table-cell table:formula="of:=SQRT([.J30]*[.J30]+[.K30]*[.K30])/[.G30]" office:value-type="float" office:value="252.149271128445" calcext:value-type="float">
            <text:p>252</text:p>
          </table:table-cell>
          <table:table-cell office:value-type="float" office:value="480" calcext:value-type="float">
            <text:p>480</text:p>
          </table:table-cell>
          <table:table-cell office:value-type="float" office:value="800" calcext:value-type="float">
            <text:p>800</text:p>
          </table:table-cell>
          <table:table-cell table:formula="of:=IF([.J30]=[.K30]; &quot;Sqare&quot;; IF([.J30]&gt;[.K30];&quot;Landscape&quot;;&quot;Portrait&quot;))" office:value-type="string" office:string-value="Portrait" calcext:value-type="string">
            <text:p>Portrait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4in FWVGA</text:p>
          </table:table-cell>
          <table:table-cell office:value-type="string" calcext:value-type="string">
            <text:p>5.4" FWVGA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5.4" calcext:value-type="float">
            <text:p>5,40</text:p>
          </table:table-cell>
          <table:table-cell office:value-type="string" calcext:value-type="string">
            <text:p>mdpi</text:p>
          </table:table-cell>
          <table:table-cell table:formula="of:=SQRT([.J31]*[.J31]+[.K31]*[.K31])/[.G31]" office:value-type="float" office:value="181.416844120357" calcext:value-type="float">
            <text:p>181</text:p>
          </table:table-cell>
          <table:table-cell office:value-type="float" office:value="480" calcext:value-type="float">
            <text:p>480</text:p>
          </table:table-cell>
          <table:table-cell office:value-type="float" office:value="854" calcext:value-type="float">
            <text:p>854</text:p>
          </table:table-cell>
          <table:table-cell table:formula="of:=IF([.J31]=[.K31]; &quot;Sqare&quot;; IF([.J31]&gt;[.K31];&quot;Landscape&quot;;&quot;Portrait&quot;))" office:value-type="string" office:string-value="Portrait" calcext:value-type="string">
            <text:p>Portrait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7 FWVGA slider</text:p>
          </table:table-cell>
          <table:table-cell office:value-type="string" calcext:value-type="string">
            <text:p>3.7" FWVGA slider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3.7" calcext:value-type="float">
            <text:p>3,70</text:p>
          </table:table-cell>
          <table:table-cell office:value-type="string" calcext:value-type="string">
            <text:p>hdpi</text:p>
          </table:table-cell>
          <table:table-cell table:formula="of:=SQRT([.J32]*[.J32]+[.K32]*[.K32])/[.G32]" office:value-type="float" office:value="264.770529256737" calcext:value-type="float">
            <text:p>265</text:p>
          </table:table-cell>
          <table:table-cell office:value-type="float" office:value="480" calcext:value-type="float">
            <text:p>480</text:p>
          </table:table-cell>
          <table:table-cell office:value-type="float" office:value="854" calcext:value-type="float">
            <text:p>854</text:p>
          </table:table-cell>
          <table:table-cell table:formula="of:=IF([.J32]=[.K32]; &quot;Sqare&quot;; IF([.J32]&gt;[.K32];&quot;Landscape&quot;;&quot;Portrait&quot;))" office:value-type="string" office:string-value="Portrait" calcext:value-type="string">
            <text:p>Portrait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Galaxy Nexus</text:p>
          </table:table-cell>
          <table:table-cell office:value-type="string" calcext:value-type="string">
            <text:p>Google</text:p>
          </table:table-cell>
          <table:table-cell/>
          <table:table-cell office:value-type="float" office:value="4.65" calcext:value-type="float">
            <text:p>4,65</text:p>
          </table:table-cell>
          <table:table-cell office:value-type="string" calcext:value-type="string">
            <text:p>xhdpi</text:p>
          </table:table-cell>
          <table:table-cell table:formula="of:=SQRT([.J33]*[.J33]+[.K33]*[.K33])/[.G33]" office:value-type="float" office:value="315.828984958036" calcext:value-type="float">
            <text:p>31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table:formula="of:=IF([.J33]=[.K33]; &quot;Sqare&quot;; IF([.J33]&gt;[.K33];&quot;Landscape&quot;;&quot;Portrait&quot;))" office:value-type="string" office:string-value="Portrait" calcext:value-type="string">
            <text:p>Portrait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.65in 720p (Galaxy Nexus)</text:p>
          </table:table-cell>
          <table:table-cell office:value-type="string" calcext:value-type="string">
            <text:p>4.65" 720p (Galaxy Nexus)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4.65" calcext:value-type="float">
            <text:p>4,65</text:p>
          </table:table-cell>
          <table:table-cell office:value-type="string" calcext:value-type="string">
            <text:p>xhdpi</text:p>
          </table:table-cell>
          <table:table-cell table:formula="of:=SQRT([.J34]*[.J34]+[.K34]*[.K34])/[.G34]" office:value-type="float" office:value="315.828984958036" calcext:value-type="float">
            <text:p>31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table:formula="of:=IF([.J34]=[.K34]; &quot;Sqare&quot;; IF([.J34]&gt;[.K34];&quot;Landscape&quot;;&quot;Portrait&quot;))" office:value-type="string" office:string-value="Portrait" calcext:value-type="string">
            <text:p>Portrait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exus 4</text:p>
          </table:table-cell>
          <table:table-cell office:value-type="string" calcext:value-type="string">
            <text:p>Google</text:p>
          </table:table-cell>
          <table:table-cell/>
          <table:table-cell office:value-type="float" office:value="4.7" calcext:value-type="float">
            <text:p>4,70</text:p>
          </table:table-cell>
          <table:table-cell office:value-type="string" calcext:value-type="string">
            <text:p>xhdpi</text:p>
          </table:table-cell>
          <table:table-cell table:formula="of:=SQRT([.J35]*[.J35]+[.K35]*[.K35])/[.G35]" office:value-type="float" office:value="317.600784059659" calcext:value-type="float">
            <text:p>318</text:p>
          </table:table-cell>
          <table:table-cell office:value-type="float" office:value="768" calcext:value-type="float">
            <text:p>768</text:p>
          </table:table-cell>
          <table:table-cell office:value-type="float" office:value="1280" calcext:value-type="float">
            <text:p>1280</text:p>
          </table:table-cell>
          <table:table-cell table:formula="of:=IF([.J35]=[.K35]; &quot;Sqare&quot;; IF([.J35]&gt;[.K35];&quot;Landscape&quot;;&quot;Portrait&quot;))" office:value-type="string" office:string-value="Portrait" calcext:value-type="string">
            <text:p>Portrait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xus 7</text:p>
          </table:table-cell>
          <table:table-cell office:value-type="string" calcext:value-type="string">
            <text:p>Nexus 7 (2012)</text:p>
          </table:table-cell>
          <table:table-cell office:value-type="string" calcext:value-type="string">
            <text:p>Google</text:p>
          </table:table-cell>
          <table:table-cell/>
          <table:table-cell office:value-type="float" office:value="7" calcext:value-type="float">
            <text:p>7,00</text:p>
          </table:table-cell>
          <table:table-cell office:value-type="string" calcext:value-type="string">
            <text:p>tvdpi</text:p>
          </table:table-cell>
          <table:table-cell table:formula="of:=SQRT([.J36]*[.J36]+[.K36]*[.K36])/[.G36]" office:value-type="float" office:value="215.633854447008" calcext:value-type="float">
            <text:p>216</text:p>
          </table:table-cell>
          <table:table-cell office:value-type="float" office:value="800" calcext:value-type="float">
            <text:p>800</text:p>
          </table:table-cell>
          <table:table-cell office:value-type="float" office:value="1280" calcext:value-type="float">
            <text:p>1280</text:p>
          </table:table-cell>
          <table:table-cell table:formula="of:=IF([.J36]=[.K36]; &quot;Sqare&quot;; IF([.J36]&gt;[.K36];&quot;Landscape&quot;;&quot;Portrait&quot;))" office:value-type="string" office:string-value="Portrait" calcext:value-type="string">
            <text:p>Portrait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exus 5</text:p>
          </table:table-cell>
          <table:table-cell office:value-type="string" calcext:value-type="string">
            <text:p>Google</text:p>
          </table:table-cell>
          <table:table-cell/>
          <table:table-cell office:value-type="float" office:value="4.95" calcext:value-type="float">
            <text:p>4,95</text:p>
          </table:table-cell>
          <table:table-cell office:value-type="string" calcext:value-type="string">
            <text:p>xxhdpi</text:p>
          </table:table-cell>
          <table:table-cell table:formula="of:=SQRT([.J37]*[.J37]+[.K37]*[.K37])/[.G37]" office:value-type="float" office:value="445.031751531777" calcext:value-type="float">
            <text:p>445</text:p>
          </table:table-cell>
          <table:table-cell office:value-type="float" office:value="1080" calcext:value-type="float">
            <text:p>1080</text:p>
          </table:table-cell>
          <table:table-cell office:value-type="float" office:value="1920" calcext:value-type="float">
            <text:p>1920</text:p>
          </table:table-cell>
          <table:table-cell table:formula="of:=IF([.J37]=[.K37]; &quot;Sqare&quot;; IF([.J37]&gt;[.K37];&quot;Landscape&quot;;&quot;Portrait&quot;))" office:value-type="string" office:string-value="Portrait" calcext:value-type="string">
            <text:p>Portrait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xus 7 2013</text:p>
          </table:table-cell>
          <table:table-cell office:value-type="string" calcext:value-type="string">
            <text:p>Nexus 7</text:p>
          </table:table-cell>
          <table:table-cell office:value-type="string" calcext:value-type="string">
            <text:p>Google</text:p>
          </table:table-cell>
          <table:table-cell/>
          <table:table-cell office:value-type="float" office:value="7.02" calcext:value-type="float">
            <text:p>7,02</text:p>
          </table:table-cell>
          <table:table-cell office:value-type="string" calcext:value-type="string">
            <text:p>xhdpi</text:p>
          </table:table-cell>
          <table:table-cell table:formula="of:=SQRT([.J38]*[.J38]+[.K38]*[.K38])/[.G38]" office:value-type="float" office:value="322.529269472021" calcext:value-type="float">
            <text:p>323</text:p>
          </table:table-cell>
          <table:table-cell office:value-type="float" office:value="1200" calcext:value-type="float">
            <text:p>1200</text:p>
          </table:table-cell>
          <table:table-cell office:value-type="float" office:value="1920" calcext:value-type="float">
            <text:p>1920</text:p>
          </table:table-cell>
          <table:table-cell table:formula="of:=IF([.J38]=[.K38]; &quot;Sqare&quot;; IF([.J38]&gt;[.K38];&quot;Landscape&quot;;&quot;Portrait&quot;))" office:value-type="string" office:string-value="Portrait" calcext:value-type="string">
            <text:p>Portrait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exus 6</text:p>
          </table:table-cell>
          <table:table-cell office:value-type="string" calcext:value-type="string">
            <text:p>Google</text:p>
          </table:table-cell>
          <table:table-cell/>
          <table:table-cell office:value-type="float" office:value="5.96" calcext:value-type="float">
            <text:p>5,96</text:p>
          </table:table-cell>
          <table:table-cell office:value-type="string" calcext:value-type="string">
            <text:p>560dpi</text:p>
          </table:table-cell>
          <table:table-cell table:formula="of:=SQRT([.J39]*[.J39]+[.K39]*[.K39])/[.G39]" office:value-type="float" office:value="492.820395991566" calcext:value-type="float">
            <text:p>493</text:p>
          </table:table-cell>
          <table:table-cell office:value-type="float" office:value="1440" calcext:value-type="float">
            <text:p>1440</text:p>
          </table:table-cell>
          <table:table-cell office:value-type="float" office:value="2560" calcext:value-type="float">
            <text:p>2560</text:p>
          </table:table-cell>
          <table:table-cell table:formula="of:=IF([.J39]=[.K39]; &quot;Sqare&quot;; IF([.J39]&gt;[.K39];&quot;Landscape&quot;;&quot;Portrait&quot;))" office:value-type="string" office:string-value="Portrait" calcext:value-type="string">
            <text:p>Portrait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r_square</text:p>
          </table:table-cell>
          <table:table-cell office:value-type="string" calcext:value-type="string">
            <text:p>Android Wear Squar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android-wear</text:p>
          </table:table-cell>
          <table:table-cell/>
          <table:table-cell office:value-type="string" calcext:value-type="string">
            <text:p>hdpi</text:p>
          </table:table-cell>
          <table:table-cell/>
          <table:table-cell table:number-columns-repeated="2" office:value-type="float" office:value="280" calcext:value-type="float">
            <text:p>280</text:p>
          </table:table-cell>
          <table:table-cell table:formula="of:=IF([.J40]=[.K40]; &quot;Sqare&quot;; IF([.J40]&gt;[.K40];&quot;Landscape&quot;;&quot;Portrait&quot;))" office:value-type="string" office:string-value="Sqare" calcext:value-type="string">
            <text:p>Sqare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r_round</text:p>
          </table:table-cell>
          <table:table-cell office:value-type="string" calcext:value-type="string">
            <text:p>Android Wear Roun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android-wear</text:p>
          </table:table-cell>
          <table:table-cell/>
          <table:table-cell office:value-type="string" calcext:value-type="string">
            <text:p>hdpi</text:p>
          </table:table-cell>
          <table:table-cell/>
          <table:table-cell table:number-columns-repeated="2" office:value-type="float" office:value="320" calcext:value-type="float">
            <text:p>320</text:p>
          </table:table-cell>
          <table:table-cell table:formula="of:=IF([.J41]=[.K41]; &quot;Sqare&quot;; IF([.J41]&gt;[.K41];&quot;Landscape&quot;;&quot;Portrait&quot;))" office:value-type="string" office:string-value="Sqare" calcext:value-type="string">
            <text:p>Sqare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Tabelle1.A12:Tabelle1.L41" table:display-filter-buttons="tru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8T12:18:34.946889243</meta:creation-date>
    <dc:date>2015-02-08T21:17:54.182226634</dc:date>
    <meta:editing-duration>PT8H26M6S</meta:editing-duration>
    <meta:editing-cycles>4</meta:editing-cycles>
    <meta:generator>LibreOffice/4.2.7.2$Linux_x86 LibreOffice_project/420m0$Build-2</meta:generator>
    <meta:document-statistic meta:table-count="1" meta:cell-count="335" meta:object-count="0"/>
  </office:meta>
</office:document-meta>
</file>